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46.87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28.89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24.75mm"/>
    </style:style>
    <style:style style:name="co15" style:family="table-column">
      <style:table-column-properties fo:break-before="auto" style:column-width="24.98mm"/>
    </style:style>
    <style:style style:name="co16" style:family="table-column">
      <style:table-column-properties fo:break-before="auto" style:column-width="28.26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UNIT NAME</text:p>
          </table:table-cell>
          <table:table-cell table:style-name="ce2" office:value-type="string" calcext:value-type="string">
            <text:p>UNIT NAME2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437" calcext:value-type="float">
            <text:p>437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521" calcext:value-type="float">
            <text:p>52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1312" calcext:value-type="float">
            <text:p>131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/>
          <table:table-cell office:value-type="float" office:value="57" calcext:value-type="float">
            <text:p>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table:style-name="Default" office:value-type="float" office:value="1172" calcext:value-type="float">
            <text:p>1172</text:p>
          </table:table-cell>
          <table:table-cell table:style-name="Default"/>
          <table:table-cell office:value-type="float" office:value="57" calcext:value-type="float">
            <text:p>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at-zis3-mot-2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 table:number-rows-repeated="138"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72"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4832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.00.0000</text:date>, <text:time style:data-style-name="N2" text:time-value="15:12:35.8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7-09T15:16:24.156000000</dc:date>
    <meta:editing-duration>P5DT9H2M38S</meta:editing-duration>
    <meta:editing-cycles>113</meta:editing-cycles>
    <meta:document-statistic meta:table-count="1" meta:cell-count="128" meta:object-count="0"/>
  </office:meta>
</office:document-meta>
</file>